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color="#000000" fo:font-weight="normal" style:font-weight-asian="normal" style:font-weight-complex="normal"/>
    </style:style>
    <style:style style:name="P13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4" style:family="paragraph" style:parent-style-name="Preformatted_20_Text">
      <style:text-properties fo:color="#000000" officeooo:paragraph-rsid="00281541"/>
    </style:style>
    <style:style style:name="P15" style:family="paragraph" style:parent-style-name="Preformatted_20_Text">
      <style:text-properties fo:color="#000000" officeooo:paragraph-rsid="00294be8"/>
    </style:style>
    <style:style style:name="P16" style:family="paragraph" style:parent-style-name="Preformatted_20_Text">
      <style:text-properties fo:color="#000000" officeooo:rsid="00294be8" officeooo:paragraph-rsid="002a83d0"/>
    </style:style>
    <style:style style:name="P17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1" style:family="paragraph" style:parent-style-name="Preformatted_20_Text">
      <style:text-properties fo:color="#000000" officeooo:paragraph-rsid="00808b62"/>
    </style:style>
    <style:style style:name="P22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3" style:family="paragraph" style:parent-style-name="Preformatted_20_Text">
      <style:text-properties officeooo:rsid="0016930e" officeooo:paragraph-rsid="0016930e"/>
    </style:style>
    <style:style style:name="P24" style:family="paragraph" style:parent-style-name="Preformatted_20_Text">
      <style:text-properties officeooo:rsid="0019a2a3" officeooo:paragraph-rsid="0019a2a3"/>
    </style:style>
    <style:style style:name="P25" style:family="paragraph" style:parent-style-name="Preformatted_20_Text">
      <style:text-properties fo:color="#0000cd" fo:font-weight="bold" style:font-weight-asian="bold" style:font-weight-complex="bold"/>
    </style:style>
    <style:style style:name="P26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7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28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9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0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1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2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34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officeooo:paragraph-rsid="001fc096"/>
    </style:style>
    <style:style style:name="P36" style:family="paragraph" style:parent-style-name="Preformatted_20_Text">
      <style:text-properties officeooo:paragraph-rsid="0019a2a3"/>
    </style:style>
    <style:style style:name="P37" style:family="paragraph" style:parent-style-name="Preformatted_20_Text">
      <style:text-properties officeooo:rsid="002542ea" officeooo:paragraph-rsid="002542ea"/>
    </style:style>
    <style:style style:name="P38" style:family="paragraph" style:parent-style-name="Preformatted_20_Text">
      <style:text-properties officeooo:paragraph-rsid="002542ea"/>
    </style:style>
    <style:style style:name="P39" style:family="paragraph" style:parent-style-name="Preformatted_20_Text">
      <style:text-properties fo:color="#00a933"/>
    </style:style>
    <style:style style:name="P40" style:family="paragraph" style:parent-style-name="Preformatted_20_Text">
      <style:text-properties fo:color="#00a933" officeooo:rsid="00294be8" officeooo:paragraph-rsid="002a83d0"/>
    </style:style>
    <style:style style:name="P41" style:family="paragraph" style:parent-style-name="Preformatted_20_Text">
      <style:text-properties fo:color="#00a933" officeooo:paragraph-rsid="002b2479"/>
    </style:style>
    <style:style style:name="P42" style:family="paragraph" style:parent-style-name="Preformatted_20_Text">
      <style:text-properties fo:color="#00a933" officeooo:paragraph-rsid="002cc2c2"/>
    </style:style>
    <style:style style:name="P43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4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53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54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55" style:family="paragraph" style:parent-style-name="Preformatted_20_Text">
      <style:text-properties fo:color="#00a933" officeooo:rsid="005a845e" officeooo:paragraph-rsid="005a845e"/>
    </style:style>
    <style:style style:name="P56" style:family="paragraph" style:parent-style-name="Preformatted_20_Text">
      <style:text-properties officeooo:paragraph-rsid="002b2479"/>
    </style:style>
    <style:style style:name="P57" style:family="paragraph" style:parent-style-name="Preformatted_20_Text">
      <style:text-properties officeooo:paragraph-rsid="002c5538"/>
    </style:style>
    <style:style style:name="P58" style:family="paragraph" style:parent-style-name="Preformatted_20_Text">
      <style:text-properties officeooo:paragraph-rsid="00312987"/>
    </style:style>
    <style:style style:name="P59" style:family="paragraph" style:parent-style-name="Preformatted_20_Text">
      <style:text-properties fo:background-color="transparent"/>
    </style:style>
    <style:style style:name="P60" style:family="paragraph" style:parent-style-name="Preformatted_20_Text">
      <style:text-properties officeooo:paragraph-rsid="0037015d" fo:background-color="transparent"/>
    </style:style>
    <style:style style:name="P61" style:family="paragraph" style:parent-style-name="Preformatted_20_Text">
      <style:text-properties officeooo:paragraph-rsid="003c29b2"/>
    </style:style>
    <style:style style:name="P62" style:family="paragraph" style:parent-style-name="Preformatted_20_Text">
      <style:text-properties officeooo:paragraph-rsid="0037015d"/>
    </style:style>
    <style:style style:name="P63" style:family="paragraph" style:parent-style-name="Preformatted_20_Text">
      <style:text-properties officeooo:paragraph-rsid="004762bf"/>
    </style:style>
    <style:style style:name="P64" style:family="paragraph" style:parent-style-name="Preformatted_20_Text">
      <style:text-properties officeooo:paragraph-rsid="004a898d"/>
    </style:style>
    <style:style style:name="P65" style:family="paragraph" style:parent-style-name="Preformatted_20_Text">
      <style:text-properties officeooo:paragraph-rsid="00533fd1"/>
    </style:style>
    <style:style style:name="P66" style:family="paragraph" style:parent-style-name="Preformatted_20_Text">
      <style:text-properties officeooo:paragraph-rsid="00562e3a"/>
    </style:style>
    <style:style style:name="P67" style:family="paragraph" style:parent-style-name="Preformatted_20_Text">
      <style:text-properties officeooo:paragraph-rsid="0058e05e"/>
    </style:style>
    <style:style style:name="P68" style:family="paragraph" style:parent-style-name="Preformatted_20_Text">
      <style:text-properties officeooo:paragraph-rsid="005fdf30"/>
    </style:style>
    <style:style style:name="P69" style:family="paragraph" style:parent-style-name="Preformatted_20_Text">
      <style:text-properties officeooo:paragraph-rsid="0066a86f"/>
    </style:style>
    <style:style style:name="P70" style:family="paragraph" style:parent-style-name="Preformatted_20_Text">
      <style:text-properties officeooo:paragraph-rsid="006e17d6"/>
    </style:style>
    <style:style style:name="P71" style:family="paragraph" style:parent-style-name="Preformatted_20_Text">
      <style:text-properties officeooo:paragraph-rsid="006fa105"/>
    </style:style>
    <style:style style:name="P72" style:family="paragraph" style:parent-style-name="Preformatted_20_Text">
      <style:text-properties officeooo:paragraph-rsid="00771440"/>
    </style:style>
    <style:style style:name="P73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74" style:family="paragraph" style:parent-style-name="Preformatted_20_Text">
      <style:text-properties officeooo:paragraph-rsid="007822ac"/>
    </style:style>
    <style:style style:name="P75" style:family="paragraph" style:parent-style-name="Preformatted_20_Text">
      <style:text-properties officeooo:paragraph-rsid="00798810"/>
    </style:style>
    <style:style style:name="P76" style:family="paragraph" style:parent-style-name="Preformatted_20_Text">
      <style:text-properties officeooo:paragraph-rsid="00804fd0"/>
    </style:style>
    <style:style style:name="P77" style:family="paragraph" style:parent-style-name="Preformatted_20_Text">
      <style:text-properties officeooo:paragraph-rsid="00809cd2"/>
    </style:style>
    <style:style style:name="P78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top="0in" fo:margin-bottom="0in" loext:contextual-spacing="false"/>
    </style:style>
    <style:style style:name="P81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8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8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8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8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8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89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9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9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92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93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9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paragraph-rsid="001fc096"/>
    </style:style>
    <style:style style:name="P113" style:family="paragraph" style:parent-style-name="Standard">
      <style:paragraph-properties fo:text-align="start" style:justify-single-word="false"/>
      <style:text-properties officeooo:paragraph-rsid="00211977"/>
    </style:style>
    <style:style style:name="P114" style:family="paragraph" style:parent-style-name="Standard">
      <style:paragraph-properties fo:text-align="start" style:justify-single-word="false"/>
      <style:text-properties officeooo:paragraph-rsid="0039eadd"/>
    </style:style>
    <style:style style:name="P115" style:family="paragraph" style:parent-style-name="Standard">
      <style:paragraph-properties fo:text-align="start" style:justify-single-word="false"/>
      <style:text-properties officeooo:paragraph-rsid="003a5645"/>
    </style:style>
    <style:style style:name="P116" style:family="paragraph" style:parent-style-name="Standard">
      <style:paragraph-properties fo:text-align="start" style:justify-single-word="false"/>
      <style:text-properties officeooo:paragraph-rsid="003f0255"/>
    </style:style>
    <style:style style:name="P11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2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24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25" style:family="paragraph" style:parent-style-name="Preformatted_20_Text">
      <style:text-properties officeooo:paragraph-rsid="008ce52c"/>
    </style:style>
    <style:style style:name="P126" style:family="paragraph" style:parent-style-name="Preformatted_20_Text">
      <style:text-properties officeooo:paragraph-rsid="008da44c"/>
    </style:style>
    <style:style style:name="P127" style:family="paragraph" style:parent-style-name="Preformatted_20_Text">
      <style:text-properties officeooo:paragraph-rsid="008e0a99"/>
    </style:style>
    <style:style style:name="P128" style:family="paragraph" style:parent-style-name="Preformatted_20_Text">
      <style:text-properties officeooo:paragraph-rsid="008e7025"/>
    </style:style>
    <style:style style:name="P129" style:family="paragraph" style:parent-style-name="Preformatted_20_Text">
      <style:text-properties style:text-underline-style="none" officeooo:paragraph-rsid="008e7025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5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cd" style:font-name="Liberation Mono" fo:font-size="10pt" officeooo:rsid="00c7f066" style:font-size-asian="10pt" style:font-size-complex="10pt"/>
    </style:style>
    <style:style style:name="T102" style:family="text">
      <style:text-properties fo:color="#0000cd" officeooo:rsid="00226f2b"/>
    </style:style>
    <style:style style:name="T103" style:family="text">
      <style:text-properties fo:color="#0000cd" style:font-weight-asian="bold" style:font-weight-complex="bold"/>
    </style:style>
    <style:style style:name="T104" style:family="text">
      <style:text-properties fo:color="#0000cd" officeooo:rsid="003f0255" style:font-weight-asian="bold" style:font-weight-complex="bold"/>
    </style:style>
    <style:style style:name="T10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06" style:family="text">
      <style:text-properties fo:color="#0000cd" officeooo:rsid="00826d59"/>
    </style:style>
    <style:style style:name="T107" style:family="text">
      <style:text-properties fo:color="#0000cd" officeooo:rsid="008315fe"/>
    </style:style>
    <style:style style:name="T108" style:family="text">
      <style:text-properties fo:color="#0000cd" officeooo:rsid="00840382"/>
    </style:style>
    <style:style style:name="T109" style:family="text">
      <style:text-properties officeooo:rsid="00108b38"/>
    </style:style>
    <style:style style:name="T110" style:family="text">
      <style:text-properties officeooo:rsid="0011fb9d"/>
    </style:style>
    <style:style style:name="T111" style:family="text">
      <style:text-properties fo:color="#00a933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normal"/>
    </style:style>
    <style:style style:name="T114" style:family="text">
      <style:text-properties fo:color="#00a933" fo:font-weight="normal" style:font-weight-asian="normal" style:font-weight-complex="normal"/>
    </style:style>
    <style:style style:name="T115" style:family="text">
      <style:text-properties fo:color="#00a933" fo:font-weight="normal" officeooo:rsid="001a3cf0" style:font-weight-asian="normal" style:font-weight-complex="normal"/>
    </style:style>
    <style:style style:name="T116" style:family="text">
      <style:text-properties fo:color="#00a933" fo:font-weight="normal" officeooo:rsid="0011fb9d" style:font-weight-asian="normal" style:font-weight-complex="normal"/>
    </style:style>
    <style:style style:name="T117" style:family="text">
      <style:text-properties fo:color="#00a933" fo:font-weight="normal" officeooo:rsid="000e396a" style:font-weight-asian="normal" style:font-weight-complex="normal"/>
    </style:style>
    <style:style style:name="T118" style:family="text">
      <style:text-properties fo:color="#00a933" fo:font-weight="normal" officeooo:rsid="0013e258" style:font-weight-asian="normal" style:font-weight-complex="normal"/>
    </style:style>
    <style:style style:name="T119" style:family="text">
      <style:text-properties fo:color="#00a933" fo:font-weight="normal" officeooo:rsid="0037015d" style:font-weight-asian="normal" style:font-weight-complex="normal"/>
    </style:style>
    <style:style style:name="T120" style:family="text">
      <style:text-properties fo:color="#00a933" fo:font-weight="normal" officeooo:rsid="004d38ad" style:font-weight-asian="normal" style:font-weight-complex="normal"/>
    </style:style>
    <style:style style:name="T121" style:family="text">
      <style:text-properties fo:color="#00a933" fo:font-weight="normal" officeooo:rsid="00312987" style:font-weight-asian="normal" style:font-weight-complex="normal"/>
    </style:style>
    <style:style style:name="T122" style:family="text">
      <style:text-properties fo:color="#00a933" fo:font-weight="normal" officeooo:rsid="005a36ed" style:font-weight-asian="normal" style:font-weight-complex="normal"/>
    </style:style>
    <style:style style:name="T123" style:family="text">
      <style:text-properties fo:color="#00a933" fo:font-weight="normal" officeooo:rsid="0064584c" style:font-weight-asian="normal" style:font-weight-complex="normal"/>
    </style:style>
    <style:style style:name="T124" style:family="text">
      <style:text-properties fo:color="#00a933" fo:font-weight="normal" officeooo:rsid="006740d5" style:font-weight-asian="normal" style:font-weight-complex="normal"/>
    </style:style>
    <style:style style:name="T125" style:family="text">
      <style:text-properties fo:color="#00a933" fo:font-weight="normal" officeooo:rsid="006fa105" style:font-weight-asian="normal" style:font-weight-complex="normal"/>
    </style:style>
    <style:style style:name="T126" style:family="text">
      <style:text-properties fo:color="#00a933" fo:font-weight="normal" officeooo:rsid="007822ac" style:font-weight-asian="normal" style:font-weight-complex="normal"/>
    </style:style>
    <style:style style:name="T12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2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2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3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3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3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3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3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3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3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4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41" style:family="text">
      <style:text-properties fo:color="#00a933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142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46" style:family="text">
      <style:text-properties fo:color="#00a933" style:font-name="Liberation Mono" fo:font-size="10pt" style:font-size-asian="10pt" style:font-size-complex="10pt"/>
    </style:style>
    <style:style style:name="T147" style:family="text">
      <style:text-properties fo:color="#00a933" style:font-name="Liberation Mono" fo:font-size="10pt" officeooo:rsid="004762bf" style:font-size-asian="10pt" style:font-size-complex="10pt"/>
    </style:style>
    <style:style style:name="T148" style:family="text">
      <style:text-properties fo:color="#00a933" style:font-name="Liberation Mono" fo:font-size="10pt" officeooo:rsid="0097e6d5" style:font-size-asian="10pt" style:font-size-complex="10pt"/>
    </style:style>
    <style:style style:name="T149" style:family="text">
      <style:text-properties fo:color="#00a933" style:font-name="Liberation Mono" fo:font-size="10pt" officeooo:rsid="00d10d9e" style:font-size-asian="10pt" style:font-size-complex="10pt"/>
    </style:style>
    <style:style style:name="T150" style:family="text">
      <style:text-properties fo:color="#00a933" officeooo:rsid="00350715"/>
    </style:style>
    <style:style style:name="T151" style:family="text">
      <style:text-properties fo:color="#00a933" officeooo:rsid="0066a86f"/>
    </style:style>
    <style:style style:name="T152" style:family="text">
      <style:text-properties officeooo:rsid="0013e258"/>
    </style:style>
    <style:style style:name="T153" style:family="text">
      <style:text-properties officeooo:rsid="0014248a"/>
    </style:style>
    <style:style style:name="T154" style:family="text">
      <style:text-properties style:font-name="Liberation Mono"/>
    </style:style>
    <style:style style:name="T155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56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57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58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59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62" style:family="text">
      <style:text-properties style:font-name="Liberation Mono" fo:font-size="10pt" style:font-size-asian="10pt" style:font-size-complex="10pt"/>
    </style:style>
    <style:style style:name="T163" style:family="text">
      <style:text-properties style:font-name="Liberation Mono" fo:font-size="10pt" officeooo:rsid="00441a36" style:font-size-asian="10pt" style:font-size-complex="10pt"/>
    </style:style>
    <style:style style:name="T164" style:family="text">
      <style:text-properties style:font-name="Liberation Mono" fo:font-size="10pt" officeooo:rsid="00a77a78" style:font-size-asian="10pt" style:font-size-complex="10pt"/>
    </style:style>
    <style:style style:name="T165" style:family="text">
      <style:text-properties style:font-name="Liberation Mono" fo:font-size="10pt" officeooo:rsid="004762bf" style:font-size-asian="10pt" style:font-size-complex="10pt"/>
    </style:style>
    <style:style style:name="T166" style:family="text">
      <style:text-properties style:font-name="Liberation Mono" fo:font-size="10pt" officeooo:rsid="0097e6d5" style:font-size-asian="10pt" style:font-size-complex="10pt"/>
    </style:style>
    <style:style style:name="T167" style:family="text">
      <style:text-properties style:font-name="Liberation Mono" fo:font-size="10pt" officeooo:rsid="00804fd0" style:font-size-asian="10pt" style:font-size-complex="10pt"/>
    </style:style>
    <style:style style:name="T168" style:family="text">
      <style:text-properties style:font-name="Liberation Mono" fo:font-size="10pt" officeooo:rsid="006129dd" style:font-size-asian="10pt" style:font-size-complex="10pt"/>
    </style:style>
    <style:style style:name="T169" style:family="text">
      <style:text-properties style:font-name="Liberation Mono" fo:font-size="10pt" officeooo:rsid="00808b62" style:font-size-asian="10pt" style:font-size-complex="10pt"/>
    </style:style>
    <style:style style:name="T170" style:family="text">
      <style:text-properties style:font-name="Liberation Mono" fo:font-size="10pt" officeooo:rsid="00a83804" style:font-size-asian="10pt" style:font-size-complex="10pt"/>
    </style:style>
    <style:style style:name="T171" style:family="text">
      <style:text-properties style:font-name="Liberation Mono" fo:font-size="10pt" officeooo:rsid="00809c11" style:font-size-asian="10pt" style:font-size-complex="10pt"/>
    </style:style>
    <style:style style:name="T172" style:family="text">
      <style:text-properties style:font-name="Liberation Mono" fo:font-size="10pt" officeooo:rsid="0098e975" style:font-size-asian="10pt" style:font-size-complex="10pt"/>
    </style:style>
    <style:style style:name="T173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74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76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77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78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79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80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81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82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83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6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87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8" style:family="text">
      <style:text-properties style:font-name="Liberation Mono" officeooo:rsid="003e68df" fo:background-color="transparent" loext:char-shading-value="0"/>
    </style:style>
    <style:style style:name="T189" style:family="text">
      <style:text-properties style:font-name="Liberation Mono" officeooo:rsid="0057b4fc" fo:background-color="transparent" loext:char-shading-value="0"/>
    </style:style>
    <style:style style:name="T190" style:family="text">
      <style:text-properties officeooo:rsid="0015dbd2"/>
    </style:style>
    <style:style style:name="T191" style:family="text">
      <style:text-properties fo:color="#800080" style:font-name="Liberation Mono" fo:font-size="10pt" officeooo:rsid="00441a36" style:font-size-asian="10pt" style:font-size-complex="10pt"/>
    </style:style>
    <style:style style:name="T192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93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4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195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196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97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98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199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00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01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02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03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04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05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06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07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08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09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10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11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12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13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14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16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17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18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19" style:family="text">
      <style:text-properties officeooo:rsid="0031d8af"/>
    </style:style>
    <style:style style:name="T220" style:family="text">
      <style:text-properties fo:color="#ff0000" officeooo:rsid="01322a9b"/>
    </style:style>
    <style:style style:name="T221" style:family="text">
      <style:text-properties fo:color="#ff0000" fo:font-weight="bold" style:font-weight-asian="bold" style:font-weight-complex="bold"/>
    </style:style>
    <style:style style:name="T222" style:family="text">
      <style:text-properties fo:font-weight="normal" style:font-weight-asian="normal" style:font-weight-complex="normal"/>
    </style:style>
    <style:style style:name="T223" style:family="text">
      <style:text-properties fo:font-weight="normal" officeooo:rsid="000e396a" style:font-weight-asian="normal" style:font-weight-complex="normal"/>
    </style:style>
    <style:style style:name="T224" style:family="text">
      <style:text-properties fo:font-weight="normal" officeooo:rsid="003a5645" style:font-weight-asian="normal" style:font-weight-complex="normal"/>
    </style:style>
    <style:style style:name="T225" style:family="text">
      <style:text-properties fo:font-weight="normal" officeooo:rsid="003f0255" style:font-weight-asian="normal" style:font-weight-complex="normal"/>
    </style:style>
    <style:style style:name="T226" style:family="text">
      <style:text-properties fo:font-weight="normal" officeooo:rsid="004e98d7" style:font-weight-asian="normal" style:font-weight-complex="normal"/>
    </style:style>
    <style:style style:name="T227" style:family="text">
      <style:text-properties fo:font-weight="normal" officeooo:rsid="0050a8fe" style:font-weight-asian="normal" style:font-weight-complex="normal"/>
    </style:style>
    <style:style style:name="T228" style:family="text">
      <style:text-properties fo:font-weight="normal" officeooo:rsid="007822ac" style:font-weight-asian="normal" style:font-weight-complex="normal"/>
    </style:style>
    <style:style style:name="T229" style:family="text">
      <style:text-properties fo:font-weight="normal" officeooo:rsid="008315fe" style:font-weight-asian="normal" style:font-weight-complex="normal"/>
    </style:style>
    <style:style style:name="T230" style:family="text">
      <style:text-properties fo:font-weight="normal" officeooo:rsid="00840382" style:font-weight-asian="normal" style:font-weight-complex="normal"/>
    </style:style>
    <style:style style:name="T231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32" style:family="text">
      <style:text-properties fo:color="#000000"/>
    </style:style>
    <style:style style:name="T233" style:family="text">
      <style:text-properties fo:color="#000000" fo:font-weight="normal" style:font-weight-asian="normal" style:font-weight-complex="normal"/>
    </style:style>
    <style:style style:name="T234" style:family="text">
      <style:text-properties fo:color="#000000" fo:font-weight="normal" officeooo:rsid="001fc096" style:font-weight-asian="normal" style:font-weight-complex="normal"/>
    </style:style>
    <style:style style:name="T235" style:family="text">
      <style:text-properties fo:color="#000000" fo:font-weight="normal" officeooo:rsid="00226f2b" style:font-weight-asian="normal" style:font-weight-complex="normal"/>
    </style:style>
    <style:style style:name="T236" style:family="text">
      <style:text-properties fo:color="#000000" fo:font-weight="normal" officeooo:rsid="002444bc" style:font-weight-asian="normal" style:font-weight-complex="normal"/>
    </style:style>
    <style:style style:name="T237" style:family="text">
      <style:text-properties fo:color="#000000" fo:font-weight="normal" officeooo:rsid="0037015d" style:font-weight-asian="normal" style:font-weight-complex="normal"/>
    </style:style>
    <style:style style:name="T238" style:family="text">
      <style:text-properties fo:color="#000000" fo:font-weight="normal" officeooo:rsid="00417cc6" style:font-weight-asian="normal" style:font-weight-complex="normal"/>
    </style:style>
    <style:style style:name="T239" style:family="text">
      <style:text-properties fo:color="#000000" fo:font-weight="normal" officeooo:rsid="004d38ad" style:font-weight-asian="normal" style:font-weight-complex="normal"/>
    </style:style>
    <style:style style:name="T240" style:family="text">
      <style:text-properties fo:color="#000000" fo:font-weight="normal" officeooo:rsid="00500a7a" style:font-weight-asian="normal" style:font-weight-complex="normal"/>
    </style:style>
    <style:style style:name="T241" style:family="text">
      <style:text-properties fo:color="#000000" fo:font-weight="normal" officeooo:rsid="00312987" style:font-weight-asian="normal" style:font-weight-complex="normal"/>
    </style:style>
    <style:style style:name="T242" style:family="text">
      <style:text-properties fo:color="#000000" fo:font-weight="normal" officeooo:rsid="0057fa42" style:font-weight-asian="normal" style:font-weight-complex="normal"/>
    </style:style>
    <style:style style:name="T243" style:family="text">
      <style:text-properties fo:color="#000000" fo:font-weight="normal" officeooo:rsid="006129dd" style:font-weight-asian="normal" style:font-weight-complex="normal"/>
    </style:style>
    <style:style style:name="T244" style:family="text">
      <style:text-properties fo:color="#000000" fo:font-weight="normal" officeooo:rsid="0064584c" style:font-weight-asian="normal" style:font-weight-complex="normal"/>
    </style:style>
    <style:style style:name="T245" style:family="text">
      <style:text-properties fo:color="#000000" fo:font-weight="normal" officeooo:rsid="00655b03" style:font-weight-asian="normal" style:font-weight-complex="normal"/>
    </style:style>
    <style:style style:name="T246" style:family="text">
      <style:text-properties fo:color="#000000" fo:font-weight="normal" officeooo:rsid="006740d5" style:font-weight-asian="normal" style:font-weight-complex="normal"/>
    </style:style>
    <style:style style:name="T247" style:family="text">
      <style:text-properties fo:color="#000000" fo:font-weight="normal" officeooo:rsid="006973e8" style:font-weight-asian="normal" style:font-weight-complex="normal"/>
    </style:style>
    <style:style style:name="T248" style:family="text">
      <style:text-properties fo:color="#000000" fo:font-weight="normal" officeooo:rsid="006af3d6" style:font-weight-asian="normal" style:font-weight-complex="normal"/>
    </style:style>
    <style:style style:name="T249" style:family="text">
      <style:text-properties fo:color="#000000" fo:font-weight="normal" officeooo:rsid="006b9f05" style:font-weight-asian="normal" style:font-weight-complex="normal"/>
    </style:style>
    <style:style style:name="T250" style:family="text">
      <style:text-properties fo:color="#000000" fo:font-weight="normal" officeooo:rsid="006e17d6" style:font-weight-asian="normal" style:font-weight-complex="normal"/>
    </style:style>
    <style:style style:name="T251" style:family="text">
      <style:text-properties fo:color="#000000" fo:font-weight="normal" officeooo:rsid="007104c0" style:font-weight-asian="normal" style:font-weight-complex="normal"/>
    </style:style>
    <style:style style:name="T252" style:family="text">
      <style:text-properties fo:color="#000000" fo:font-weight="normal" officeooo:rsid="006d74d4" style:font-weight-asian="normal" style:font-weight-complex="normal"/>
    </style:style>
    <style:style style:name="T253" style:family="text">
      <style:text-properties fo:color="#000000" fo:font-weight="normal" officeooo:rsid="0075fcb6" style:font-weight-asian="normal" style:font-weight-complex="normal"/>
    </style:style>
    <style:style style:name="T254" style:family="text">
      <style:text-properties fo:color="#000000" fo:font-weight="normal" officeooo:rsid="00760242" style:font-weight-asian="normal" style:font-weight-complex="normal"/>
    </style:style>
    <style:style style:name="T255" style:family="text">
      <style:text-properties fo:color="#000000" fo:font-weight="normal" officeooo:rsid="00776207" style:font-weight-asian="normal" style:font-weight-complex="normal"/>
    </style:style>
    <style:style style:name="T256" style:family="text">
      <style:text-properties fo:color="#000000" fo:font-weight="normal" officeooo:rsid="007cb412" style:font-weight-asian="normal" style:font-weight-complex="normal"/>
    </style:style>
    <style:style style:name="T257" style:family="text">
      <style:text-properties fo:color="#000000" fo:font-weight="normal" officeooo:rsid="00b3093f" style:font-weight-asian="normal" style:font-weight-complex="normal"/>
    </style:style>
    <style:style style:name="T258" style:family="text">
      <style:text-properties fo:color="#000000" fo:font-weight="normal" officeooo:rsid="00809cd2" style:font-weight-asian="normal" style:font-weight-complex="normal"/>
    </style:style>
    <style:style style:name="T259" style:family="text">
      <style:text-properties fo:color="#000000" fo:font-weight="normal" fo:background-color="transparent" loext:char-shading-value="0"/>
    </style:style>
    <style:style style:name="T260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61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62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63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64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65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66" style:family="text">
      <style:text-properties fo:color="#000000" fo:font-weight="normal" officeooo:rsid="0078239f" fo:background-color="transparent" loext:char-shading-value="0"/>
    </style:style>
    <style:style style:name="T267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68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69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70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7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78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79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80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81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82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86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87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88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89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90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291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92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3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4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299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0000" style:font-name="Liberation Mono" fo:font-size="10pt" officeooo:rsid="00441a36" style:font-size-asian="10pt" style:font-size-complex="10pt"/>
    </style:style>
    <style:style style:name="T303" style:family="text">
      <style:text-properties fo:color="#000000" style:font-name="Liberation Mono" fo:font-size="10pt" officeooo:rsid="001fc096" style:font-size-asian="10pt" style:font-size-complex="10pt"/>
    </style:style>
    <style:style style:name="T304" style:family="text">
      <style:text-properties fo:color="#000000" style:font-name="Liberation Mono" fo:font-size="10pt" officeooo:rsid="013c4ccc" style:font-size-asian="10pt" style:font-size-complex="10pt"/>
    </style:style>
    <style:style style:name="T305" style:family="text">
      <style:text-properties fo:color="#000000" style:font-name="Liberation Mono" fo:font-size="10pt" officeooo:rsid="004762bf" style:font-size-asian="10pt" style:font-size-complex="10pt"/>
    </style:style>
    <style:style style:name="T306" style:family="text">
      <style:text-properties fo:color="#000000" style:font-name="Liberation Mono" fo:font-size="10pt" officeooo:rsid="0097e6d5" style:font-size-asian="10pt" style:font-size-complex="10pt"/>
    </style:style>
    <style:style style:name="T30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08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0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1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11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12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13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4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15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6" style:family="text">
      <style:text-properties fo:color="#000000" fo:font-weight="bold" style:font-weight-asian="bold" style:font-weight-complex="bold"/>
    </style:style>
    <style:style style:name="T317" style:family="text">
      <style:text-properties fo:color="#000000" fo:font-weight="bold" officeooo:rsid="006fa105" style:font-weight-asian="bold" style:font-weight-complex="bold"/>
    </style:style>
    <style:style style:name="T31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1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20" style:family="text">
      <style:text-properties officeooo:rsid="003610d6"/>
    </style:style>
    <style:style style:name="T321" style:family="text">
      <style:text-properties officeooo:rsid="0018503b"/>
    </style:style>
    <style:style style:name="T322" style:family="text">
      <style:text-properties officeooo:rsid="001a3cf0"/>
    </style:style>
    <style:style style:name="T323" style:family="text">
      <style:text-properties officeooo:rsid="001de34a"/>
    </style:style>
    <style:style style:name="T324" style:family="text">
      <style:text-properties officeooo:rsid="001fc096"/>
    </style:style>
    <style:style style:name="T325" style:family="text">
      <style:text-properties officeooo:rsid="005bab04"/>
    </style:style>
    <style:style style:name="T326" style:family="text">
      <style:text-properties fo:background-color="transparent" loext:char-shading-value="0"/>
    </style:style>
    <style:style style:name="T327" style:family="text">
      <style:text-properties officeooo:rsid="00809cd2" fo:background-color="transparent" loext:char-shading-value="0"/>
    </style:style>
    <style:style style:name="T328" style:family="text">
      <style:text-properties officeooo:rsid="00b3093f" fo:background-color="transparent" loext:char-shading-value="0"/>
    </style:style>
    <style:style style:name="T329" style:family="text">
      <style:text-properties officeooo:rsid="00d18a81" fo:background-color="transparent" loext:char-shading-value="0"/>
    </style:style>
    <style:style style:name="T330" style:family="text">
      <style:text-properties officeooo:rsid="002542ea"/>
    </style:style>
    <style:style style:name="T331" style:family="text">
      <style:text-properties officeooo:rsid="00272843"/>
    </style:style>
    <style:style style:name="T332" style:family="text">
      <style:text-properties officeooo:rsid="00312987"/>
    </style:style>
    <style:style style:name="T333" style:family="text">
      <style:text-properties officeooo:rsid="00340f3c"/>
    </style:style>
    <style:style style:name="T334" style:family="text">
      <style:text-properties officeooo:rsid="00350715"/>
    </style:style>
    <style:style style:name="T335" style:family="text">
      <style:text-properties officeooo:rsid="0037ce57"/>
    </style:style>
    <style:style style:name="T336" style:family="text">
      <style:text-properties officeooo:rsid="003a5645"/>
    </style:style>
    <style:style style:name="T337" style:family="text">
      <style:text-properties officeooo:rsid="003c29b2"/>
    </style:style>
    <style:style style:name="T338" style:family="text">
      <style:text-properties officeooo:rsid="003e68df"/>
    </style:style>
    <style:style style:name="T339" style:family="text">
      <style:text-properties officeooo:rsid="00439f73"/>
    </style:style>
    <style:style style:name="T340" style:family="text">
      <style:text-properties officeooo:rsid="004cdc3c"/>
    </style:style>
    <style:style style:name="T341" style:family="text">
      <style:text-properties officeooo:rsid="004d38ad"/>
    </style:style>
    <style:style style:name="T342" style:family="text">
      <style:text-properties officeooo:rsid="00521871"/>
    </style:style>
    <style:style style:name="T343" style:family="text">
      <style:text-properties officeooo:rsid="00565a4a"/>
    </style:style>
    <style:style style:name="T344" style:family="text">
      <style:text-properties officeooo:rsid="0057b4fc"/>
    </style:style>
    <style:style style:name="T345" style:family="text">
      <style:text-properties style:font-weight-asian="bold" style:font-weight-complex="bold"/>
    </style:style>
    <style:style style:name="T346" style:family="text">
      <style:text-properties officeooo:rsid="005fdf30" style:font-weight-asian="bold" style:font-weight-complex="bold"/>
    </style:style>
    <style:style style:name="T347" style:family="text">
      <style:text-properties officeooo:rsid="004e98d7"/>
    </style:style>
    <style:style style:name="T348" style:family="text">
      <style:text-properties officeooo:rsid="006129dd"/>
    </style:style>
    <style:style style:name="T349" style:family="text">
      <style:text-properties officeooo:rsid="00655b03"/>
    </style:style>
    <style:style style:name="T350" style:family="text">
      <style:text-properties officeooo:rsid="0066a86f"/>
    </style:style>
    <style:style style:name="T351" style:family="text">
      <style:text-properties officeooo:rsid="006973e8"/>
    </style:style>
    <style:style style:name="T352" style:family="text">
      <style:text-properties officeooo:rsid="00804fd0"/>
    </style:style>
    <style:style style:name="T353" style:family="text">
      <style:text-properties officeooo:rsid="00b3093f"/>
    </style:style>
    <style:style style:name="T354" style:family="text">
      <style:text-properties officeooo:rsid="0080db45"/>
    </style:style>
    <style:style style:name="T355" style:family="text">
      <style:text-properties officeooo:rsid="008315fe"/>
    </style:style>
    <style:style style:name="T356" style:family="text">
      <style:text-properties officeooo:rsid="008ce52c"/>
    </style:style>
    <style:style style:name="T357" style:family="text">
      <style:text-properties officeooo:rsid="008e0a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96"><text:span text:style-name="T7">-</text:span><text:span text:style-name="T8">&gt; </text:span><text:span text:style-name="T7">// </text:span>- single line comments</text:p>
      <text:p text:style-name="P96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96"><text:span text:style-name="T7">-</text:span><text:span text:style-name="T10">&gt; int main() {... </text:span><text:span text:style-name="T11">return 0;</text:span><text:span text:style-name="T10">} </text:span><text:span text:style-name="T109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17">sizeof(int)<text:tab/></text:span><text:span text:style-name="T223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10"> - defining namespace</text:span></text:p>
      <text:p text:style-name="Preformatted_20_Text"><text:tab/><text:span text:style-name="T116">using namespace std;</text:span></text:p>
      <text:p text:style-name="P12"><text:span text:style-name="T12">-</text:span><text:span text:style-name="T13">&gt; using …;</text:span><text:span text:style-name="T152"> - enable to specify only what you need</text:span></text:p>
      <text:p text:style-name="Preformatted_20_Text"><text:span text:style-name="T233"><text:tab/></text:span><text:span text:style-name="T118">using std::cin;</text:span></text:p>
      <text:p text:style-name="Preformatted_20_Text"><text:span text:style-name="T7">-</text:span><text:span text:style-name="T14">&gt; </text:span><text:span text:style-name="T65">&lt;&lt;</text:span><text:span text:style-name="T14"> </text:span><text:span text:style-name="T153">- insertion operator</text:span></text:p>
      <text:p text:style-name="Preformatted_20_Text"><text:span text:style-name="T7">-</text:span><text:span text:style-name="T14">&gt; &gt;&gt;</text:span><text:span text:style-name="T153"> - extraction operator</text:span></text:p>
      <text:p text:style-name="Preformatted_20_Text"><text:span text:style-name="T7">-</text:span><text:span text:style-name="T21">&gt; const</text:span><text:span text:style-name="T322"> – declare constant variable, function</text:span></text:p>
      <text:p text:style-name="Preformatted_20_Text"><text:tab/><text:span text:style-name="T115">const int months_in_year {12};</text:span></text:p>
      <text:p text:style-name="P98"><text:span text:style-name="T50">-</text:span><text:span text:style-name="T51">&gt; </text:span><text:span text:style-name="T52">static_cast&lt;data_type&gt;(variable)</text:span><text:span text:style-name="T325"> - </text:span>e<text:span text:style-name="T325">xplicit type casting</text:span></text:p>
      <text:p text:style-name="P98"><text:tab/><text:span text:style-name="T111">num3 = </text:span><text:span text:style-name="T112">static_cast&lt;double&gt;(num1)</text:span><text:span text:style-name="T111"> / num2</text:span></text:p>
      <text:p text:style-name="P94"><text:span text:style-name="T7">-</text:span><text:span text:style-name="T25">&gt; !, &amp;&amp;, ||</text:span><text:span text:style-name="T331"> - logical operators: not, and, or</text:span></text:p>
      <text:p text:style-name="P14"><text:tab/><text:span text:style-name="T132">w</text:span><text:span text:style-name="T133">ithin_bounds = (num &gt; lower &amp;&amp; num &lt; upper)</text:span><text:span text:style-name="T173"> -</text:span><text:span text:style-name="T174"> important parenthesis </text:span><text:span text:style-name="T175">for <text:tab/><text:tab/>logical expressions</text:span></text:p>
      <text:p text:style-name="P14"><text:span text:style-name="T73">-</text:span><text:span text:style-name="T75">&gt; if, else if, else</text:span><text:span text:style-name="T177"> – conditionals</text:span></text:p>
      <text:p text:style-name="P43"><text:tab/>if (expr) {...;}</text:p>
      <text:p text:style-name="P43"><text:tab/>else if (expr) {...;}</text:p>
      <text:p text:style-name="P44"><text:tab/>else {...;}</text:p>
      <text:p text:style-name="P16"><text:span text:style-name="T68">-</text:span><text:span text:style-name="T77">&gt; </text:span><text:span text:style-name="T78">(cond_expr) ? expr1 : expr2</text:span><text:span text:style-name="T179"> - </text:span><text:span text:style-name="T180">short form of ‘if’ statement</text:span></text:p>
      <text:p text:style-name="P40"><text:span text:style-name="T180"><text:tab/></text:span><text:span text:style-name="T179">cout &lt;&lt; num &lt;&lt; " is " &lt;&lt; ( (num %2 ==0) ? "even" : "odd" <text:s/>) &lt;&lt; endl;</text:span></text:p>
      <text:p text:style-name="P15"><text:span text:style-name="T73">-</text:span><text:span text:style-name="T76">&gt; switch </text:span><text:span text:style-name="T161">–</text:span><text:span text:style-name="T178"> used for multiply if statements</text:span></text:p>
      <text:p text:style-name="P82"><text:span text:style-name="T5"><text:tab/>switch</text:span>(expression) {</text:p>
      <text:p text:style-name="P83"><text:tab/> <text:s text:c="2"/><text:tab/><text:span text:style-name="T5">case</text:span> constant-expression:</text:p>
      <text:p text:style-name="P83"><text:s text:c="6"/><text:tab/><text:tab/>statement(s);</text:p>
      <text:p text:style-name="P83"><text:s text:c="6"/><text:tab/><text:tab/><text:span text:style-name="T5">break</text:span>; <text:tab/>//optional</text:p>
      <text:p text:style-name="P83"><text:s text:c="3"/><text:tab/><text:tab/>// you can have any number of case statements.</text:p>
      <text:p text:style-name="P83"><text:s text:c="3"/><text:tab/><text:tab/><text:span text:style-name="T5">default</text:span>: <text:tab/><text:tab/>//Optional</text:p>
      <text:p text:style-name="P83"><text:s text:c="6"/><text:tab/><text:tab/>statement(s);<text:tab/>}</text:p>
      <text:p text:style-name="P15"><text:span text:style-name="T73">-</text:span><text:span text:style-name="T74">&gt; for (int i = 0; i &lt; n; i++){...;}</text:span><text:span text:style-name="T176"> - basic for loop</text:span></text:p>
      <text:p text:style-name="P85"><text:tab/>for (int i {1}<text:span text:style-name="T5">,</text:span> j {5} ; i &lt;= 5; ++i<text:span text:style-name="T5">,</text:span> ++j) {</text:p>
      <text:p text:style-name="P85"><text:tab/><text:tab/>cout &lt;&lt; i &lt;&lt; “ * “ &lt;&lt; j &lt;&lt; “ : “ &lt;&lt; (i * j) &lt;&lt; endl;</text:p>
      <text:p text:style-name="P87"><text:tab/>}</text:p>
      <text:p text:style-name="P56"><text:span text:style-name="T79">-</text:span><text:span text:style-name="T80">&gt; </text:span><text:span text:style-name="T81">for (var_type var_name: sequence) {...;</text:span><text:span text:style-name="T66">}</text:span><text:span text:style-name="T155"> - range-based for loops</text:span></text:p>
      <text:p text:style-name="P41"><text:span text:style-name="T155"><text:tab/></text:span><text:span text:style-name="T156">for (</text:span><text:span text:style-name="T159">auto</text:span><text:span text:style-name="T157">/</text:span><text:span text:style-name="T160">int</text:span><text:span text:style-name="T156"> score : scores) </text:span></text:p>
      <text:p text:style-name="P51"><text:tab/><text:tab/>cout &lt;&lt; score &lt;&lt; endl;</text:p>
      <text:p text:style-name="P57"><text:span text:style-name="T79">-</text:span><text:span text:style-name="T82">&gt; </text:span><text:span text:style-name="T83">while (expression) {...;</text:span><text:span text:style-name="T82">}</text:span><text:span text:style-name="T202"> </text:span><text:span text:style-name="T279">- basic while loop</text:span></text:p>
      <text:p text:style-name="P57"><text:span text:style-name="T82">-&gt; </text:span><text:span text:style-name="T84">do {...;</text:span><text:span text:style-name="T82">} while (expression);</text:span><text:span text:style-name="T279"> - basic do-while loop</text:span></text:p>
      <text:p text:style-name="P42"><text:span text:style-name="T173"><text:tab/></text:span><text:span text:style-name="T181">int number {};</text:span></text:p>
      <text:p text:style-name="P86"><text:tab/><text:tab/>do {</text:p>
      <text:p text:style-name="P86"><text:tab/><text:tab/><text:tab/>cout &lt;&lt; “Enter an integer between 1 and 5: “;</text:p>
      <text:p text:style-name="P86"><text:tab/><text:tab/><text:tab/>cin &gt;&gt; number;</text:p>
      <text:p text:style-name="P45"><text:tab/><text:tab/>} while (number &lt;= 1 || number &gt;= 5);</text:p>
      <text:p text:style-name="P17"><text:span text:style-name="T7">-</text:span><text:span text:style-name="T27">&gt; abs()</text:span><text:span text:style-name="T334"> - return absolute value</text:span></text:p>
      <text:p text:style-name="P17"><text:tab/><text:span text:style-name="T150">int n = std::abs(-10);</text:span></text:p>
      <text:p text:style-name="P17"><text:span text:style-name="T7">-</text:span><text:span text:style-name="T31">&gt; (int)c / (char)n </text:span><text:span text:style-name="T338">– conversion betwee</text:span><text:span text:style-name="T188">n int and char </text:span><text:span text:style-name="T189">for letters eg. ‘a’</text:span></text:p>
      <text:p text:style-name="P118"><text:tab/>int n = (int)arr[i] + 1;</text:p>
      <text:p text:style-name="P119"><text:tab/>char c = (char)n;</text:p>
      <text:p text:style-name="P18"><text:span text:style-name="T7">-</text:span><text:span text:style-name="T37">&gt; (int)a – int(‘0’)</text:span><text:span text:style-name="T344"> – conversion from character digits to int (trick), if ‘a’ <text:tab/>is a digit between 0-9</text:span></text:p>
      <text:p text:style-name="P34"><text:span text:style-name="T326">-</text:span><text:span text:style-name="T327">&gt; </text:span><text:span text:style-name="T328">r</text:span><text:span text:style-name="T329">eturn_type</text:span><text:span text:style-name="T328"> function_name(parameters) </text:span><text:span text:style-name="T353">{<text:tab/><text:tab/></text:span><text:span text:style-name="T257">- </text:span><text:span text:style-name="T258">regular function</text:span></text:p>
      <text:p text:style-name="P122"><text:tab/>statements(s);</text:p>
      <text:p text:style-name="P122"><text:tab/>return 0;<text:span text:style-name="T326">}</text:span></text:p>
      <text:p text:style-name="P77"><text:span text:style-name="T79">-</text:span><text:span text:style-name="T87">&gt; </text:span><text:span text:style-name="T88">void function_name(</text:span><text:span text:style-name="T87">parameters</text:span><text:span text:style-name="T88">) {<text:tab/><text:tab/><text:tab/><text:tab/></text:span><text:span text:style-name="T282">- </text:span><text:span text:style-name="T274">void</text:span><text:span text:style-name="T283"> function</text:span></text:p>
      <text:p text:style-name="P122"><text:soft-page-break/><text:tab/>statements(s);</text:p>
      <text:p text:style-name="P122"><text:tab/>return; // optional}</text:p>
      <text:p text:style-name="P123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354">function prototype</text:span></text:p>
      <text:p text:style-name="P22"><text:span text:style-name="T6">-</text:span><text:span text:style-name="T106">&gt; </text:span><text:span text:style-name="T101">void scale_number(int &amp;num);</text:span><text:span text:style-name="T182"> - </text:span><text:span text:style-name="T183">pass by reference</text:span></text:p>
      <text:p text:style-name="P7"><text:span text:style-name="T6">-</text:span><text:span text:style-name="T107">&gt; static </text:span><text:span text:style-name="T355">–</text:span><text:span text:style-name="T229"> variable declared with keyword static preserves its value between <text:tab/>function calls</text:span></text:p>
      <text:p text:style-name="P8"><text:span text:style-name="T229"><text:tab/></text:span><text:span text:style-name="T134">static int value {10};</text:span></text:p>
      <text:p text:style-name="P9"><text:span text:style-name="T6">-</text:span><text:span text:style-name="T108">&gt; inline </text:span><text:span text:style-name="T230">- </text:span><text:span text:style-name="T184">suggest to the compiler to compile </text:span><text:span text:style-name="T185">function</text:span><text:span text:style-name="T184"> ‘inline’</text:span></text:p>
      <text:p text:style-name="P9"><text:tab/><text:span text:style-name="T149">inline</text:span><text:span text:style-name="T135"> int add_number(int a, int b) {...;</text:span><text:span text:style-name="T136">}</text:span><text:tab/></text:p>
      <text:p text:style-name="P7"/>
      <text:p text:style-name="P7">1) variables:</text:p>
      <text:p text:style-name="P23"/>
      <text:p text:style-name="P89"><text:span text:style-name="T17">-</text:span><text:span text:style-name="T18">&gt; </text:span><text:span text:style-name="T17">int age;</text:span><text:span text:style-name="T219"> - uninitiliazed </text:span><text:span text:style-name="T220">(not a good practice)</text:span></text:p>
      <text:p text:style-name="P88"><text:span text:style-name="T18">-&gt; </text:span><text:span text:style-name="T17">int age = 21; </text:span><text:span text:style-name="T219">- C-like initilization</text:span></text:p>
      <text:p text:style-name="P88"><text:span text:style-name="T17">-</text:span><text:span text:style-name="T18">&gt; </text:span><text:span text:style-name="T17">int age (21); </text:span><text:span text:style-name="T219">- Constructor initilization</text:span></text:p>
      <text:p text:style-name="P88"><text:span text:style-name="T17">-</text:span><text:span text:style-name="T18">&gt; </text:span><text:span text:style-name="T17">int age {21}; </text:span><text:span text:style-name="T219">- c++11 list initilization syntax; helps to catch an error, <text:tab/></text:span><text:span text:style-name="T130">recommended</text:span><text:span text:style-name="T219"> <text:tab/></text:span></text:p>
      <text:p text:style-name="P91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91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91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91"><text:span text:style-name="T7">-</text:span><text:span text:style-name="T18">&gt; </text:span><text:span text:style-name="T7">unsigned/signed long long int </text:span><text:span text:style-name="T233"># at least 64 bits</text:span></text:p>
      <text:p text:style-name="P90"><text:span text:style-name="T7">-</text:span><text:span text:style-name="T18">&gt; </text:span><text:span text:style-name="T7">float</text:span> – 7 decimal digits</text:p>
      <text:p text:style-name="P89"><text:span text:style-name="T19">-</text:span><text:span text:style-name="T18">&gt; </text:span><text:span text:style-name="T19">double</text:span><text:span text:style-name="T320"> – 15 decimal digits</text:span></text:p>
      <text:p text:style-name="P90"><text:span text:style-name="T7">-</text:span><text:span text:style-name="T18">&gt; </text:span><text:span text:style-name="T7">long double</text:span><text:span text:style-name="T6"> </text:span>– 19 decimal digits</text:p>
      <text:p text:style-name="P90"><text:span text:style-name="T7">-</text:span><text:span text:style-name="T20">&gt; bool </text:span><text:span text:style-name="T321">– true/false</text:span></text:p>
      <text:p text:style-name="Preformatted_20_Text"/>
      <text:p text:style-name="P124">2) pointers:</text:p>
      <text:p text:style-name="Preformatted_20_Text"/>
      <text:p text:style-name="P125">-<text:span text:style-name="T356">&gt; </text:span><text:span text:style-name="Source_20_Text"><text:span text:style-name="T137">type *name </text:span></text:span><text:span text:style-name="Source_20_Text"><text:span text:style-name="T138">{nullptr}</text:span></text:span><text:span text:style-name="Source_20_Text"><text:span text:style-name="T137">; - </text:span></text:span><text:span text:style-name="Source_20_Text"><text:span text:style-name="T139">pointer declaration</text:span></text:span></text:p>
      <text:p text:style-name="P125"><text:span text:style-name="Source_20_Text"><text:span text:style-name="T139"><text:tab/></text:span></text:span><text:span text:style-name="Variable"><text:span text:style-name="T203">char</text:span></text:span><text:span text:style-name="Source_20_Text"><text:span text:style-name="T203"> *</text:span></text:span><text:span text:style-name="Source_20_Text"><text:span text:style-name="T213">c</text:span></text:span><text:span text:style-name="Source_20_Text"><text:span text:style-name="T203"> </text:span></text:span><text:span text:style-name="Source_20_Text"><text:span text:style-name="T204">{</text:span></text:span><text:span text:style-name="Source_20_Text"><text:span text:style-name="T193">nullptr</text:span></text:span><text:span text:style-name="Source_20_Text"><text:span text:style-name="T204">}</text:span></text:span><text:span text:style-name="Source_20_Text"><text:span text:style-name="T203">; - points to nowhere</text:span></text:span></text:p>
      <text:p text:style-name="P125"><text:span text:style-name="Source_20_Text"><text:span text:style-name="T203"><text:tab/>int *num; - </text:span></text:span><text:span text:style-name="Source_20_Text"><text:span text:style-name="T286">uninitiliazed pointer points to ‘garbage data’</text:span></text:span></text:p>
      <text:p text:style-name="P125"><text:span text:style-name="Source_20_Text"><text:span text:style-name="T286"><text:tab/></text:span></text:span><text:span text:style-name="Variable"><text:span text:style-name="T205">double</text:span></text:span><text:span text:style-name="Source_20_Text"><text:span text:style-name="T205"> *decimals </text:span></text:span><text:span text:style-name="Source_20_Text"><text:span text:style-name="T204">{}</text:span></text:span><text:span text:style-name="Source_20_Text"><text:span text:style-name="T205">;</text:span></text:span><text:span text:style-name="Source_20_Text"><text:span text:style-name="T286"> - initialized pointer, points to 0</text:span></text:span></text:p>
      <text:p text:style-name="P126"><text:span text:style-name="Source_20_Text"><text:span text:style-name="T286"><text:tab/></text:span></text:span><text:span text:style-name="Source_20_Text"><text:span text:style-name="T206">int *num2_ptr {&amp;num2};<text:tab/><text:tab/></text:span></text:span><text:span text:style-name="Source_20_Text"><text:span text:style-name="T287">// </text:span></text:span><text:span text:style-name="Source_20_Text"><text:span text:style-name="T286">pointer to num2</text:span></text:span></text:p>
      <text:p text:style-name="P125"><text:span text:style-name="Source_20_Text"><text:span text:style-name="T139">-&gt; *ptr; - pointer dereferencing</text:span></text:span></text:p>
      <text:p text:style-name="P126"><text:span text:style-name="Source_20_Text"><text:span text:style-name="T139"><text:tab/></text:span></text:span><text:span text:style-name="Source_20_Text"><text:span text:style-name="T194">(*ptr).</text:span></text:span><text:span text:style-name="Source_20_Text"><text:span text:style-name="T207">at(0) = 5;</text:span></text:span></text:p>
      <text:p text:style-name="P126"><text:span text:style-name="Source_20_Text"><text:span text:style-name="T207"><text:tab/></text:span></text:span><text:span text:style-name="Source_20_Text"><text:span text:style-name="T194">ptr-&gt;</text:span></text:span><text:span text:style-name="Source_20_Text"><text:span text:style-name="T207">at(1) = 10;</text:span></text:span></text:p>
      <text:p text:style-name="P126"><text:span text:style-name="Source_20_Text"><text:span text:style-name="T139">-</text:span></text:span><text:span text:style-name="Source_20_Text"><text:span text:style-name="T140">&gt; </text:span></text:span><text:span text:style-name="Source_20_Text"><text:span text:style-name="T206">num2_ptr = nullptr; </text:span></text:span><text:span text:style-name="Source_20_Text"><text:span text:style-name="T287"><text:s text:c="11"/></text:span></text:span><text:span text:style-name="Source_20_Text"><text:span text:style-name="T308">// 'nulling out' the pointer</text:span></text:span></text:p>
      <text:p text:style-name="P125"><text:span text:style-name="Source_20_Text"><text:span text:style-name="T139">-</text:span></text:span><text:span text:style-name="Source_20_Text"><text:span text:style-name="T140">&gt; dynamic memory allocation with ‘new’ and ‘delete’</text:span></text:span></text:p>
      <text:p text:style-name="P126"><text:span text:style-name="Source_20_Text"><text:span text:style-name="T140"><text:tab/></text:span></text:span><text:span text:style-name="Source_20_Text"><text:span text:style-name="T208">int *int_ptr {nullptr};<text:tab/><text:tab/></text:span></text:span></text:p>
      <text:p text:style-name="P126"><text:span text:style-name="Source_20_Text"><text:span text:style-name="T208"><text:tab/>int_ptr = </text:span></text:span><text:span text:style-name="Source_20_Text"><text:span text:style-name="T195">new</text:span></text:span><text:span text:style-name="Source_20_Text"><text:span text:style-name="T208"> int;<text:tab/><text:tab/><text:tab/></text:span></text:span><text:span text:style-name="Source_20_Text"><text:span text:style-name="T288">// allocating an int on the heap</text:span></text:span></text:p>
      <text:p text:style-name="P126"><text:tab/><text:span text:style-name="T196">delete</text:span><text:span text:style-name="T209"> int_ptr;</text:span><text:span text:style-name="T289"><text:tab/><text:tab/><text:tab/><text:tab/>// frees the allocated storage</text:span></text:p>
      <text:p text:style-name="P127"><text:span text:style-name="T289">-</text:span><text:span text:style-name="T290">&gt; </text:span><text:span text:style-name="Source_20_Text"><text:span text:style-name="T140">dynamic memory allocation </text:span></text:span><text:span text:style-name="Source_20_Text"><text:span text:style-name="T145">for an array</text:span></text:span></text:p>
      <text:p text:style-name="P127"><text:span text:style-name="Source_20_Text"><text:span text:style-name="T145"><text:tab/></text:span></text:span><text:span text:style-name="Source_20_Text"><text:span text:style-name="T214">int *array_ptr {nullptr};</text:span></text:span></text:p>
      <text:p text:style-name="P127"><text:span text:style-name="Source_20_Text"><text:span text:style-name="T214"><text:tab/></text:span></text:span><text:span text:style-name="Source_20_Text"><text:span text:style-name="T200">array_ptr = new int[size]</text:span></text:span><text:span text:style-name="Source_20_Text"><text:span text:style-name="T214">;</text:span></text:span><text:span text:style-name="Source_20_Text"><text:span text:style-name="T275"><text:tab/><text:tab/>// allocate array on the heap</text:span></text:span></text:p>
      <text:p text:style-name="P127"><text:span text:style-name="Source_20_Text"><text:span text:style-name="T201"><text:tab/>delete</text:span></text:span><text:span text:style-name="Source_20_Text"><text:span text:style-name="T215"> </text:span></text:span><text:span text:style-name="Source_20_Text"><text:span text:style-name="T201">[]</text:span></text:span><text:span text:style-name="Source_20_Text"><text:span text:style-name="T215"> </text:span></text:span><text:span text:style-name="Source_20_Text"><text:span text:style-name="T201">array_ptr</text:span></text:span><text:span text:style-name="Source_20_Text"><text:span text:style-name="T215">;</text:span></text:span><text:span text:style-name="Source_20_Text"><text:span text:style-name="T276"><text:tab/><text:tab/><text:tab/>// frees allocated storage</text:span></text:span></text:p>
      <text:p text:style-name="P128"><text:span text:style-name="T289">-</text:span><text:span text:style-name="T291">&gt; </text:span><text:span text:style-name="T197">const</text:span><text:span text:style-name="T210"> int *score_ptr {&amp;high_score}; - </text:span><text:span text:style-name="T315">pointers to constant</text:span></text:p>
      <text:p text:style-name="P129"><text:span text:style-name="T313">-</text:span><text:span text:style-name="T314">&gt; </text:span><text:span text:style-name="T216">int </text:span><text:span text:style-name="T218">*const</text:span><text:span text:style-name="T216"> score_ptr {&amp;high_score}; - </text:span><text:span text:style-name="T217">constant pointer </text:span></text:p>
      <text:p text:style-name="P126"><text:span text:style-name="T289">-</text:span><text:span text:style-name="T291">&gt; passing pointers to a function (pass-by reference)</text:span></text:p>
      <text:p text:style-name="P128"><text:span text:style-name="T291"><text:tab/></text:span><text:span text:style-name="T211">void double_data(</text:span><text:span text:style-name="T198">int *int_ptr</text:span><text:span text:style-name="T211">) {</text:span><text:span text:style-name="T198">*int_ptr</text:span><text:span text:style-name="T211"> *= 2;</text:span><text:span text:style-name="T291">}</text:span></text:p>
      <text:p text:style-name="P126"><text:span text:style-name="T289">-</text:span><text:span text:style-name="T291">&gt; return a pointer from a function</text:span></text:p>
      <text:p text:style-name="P128"><text:span text:style-name="T291"><text:tab/></text:span><text:span text:style-name="T199">int *</text:span><text:span text:style-name="T212">create_array(size_t size, int init_value = 0);</text:span></text:p>
      <text:p text:style-name="P126"><text:span text:style-name="T289"/></text:p>
      <text:p text:style-name="P10">a) climits:</text:p>
      <text:p text:style-name="P24"/>
      <text:p text:style-name="P26">-<text:span text:style-name="T323">&gt; #include &lt;climits&gt;</text:span></text:p>
      <text:p text:style-name="P24"><text:span text:style-name="T7">-&gt; INT_MIN / INT_MAX </text:span>– minimum, maximum value of variable. Other popular <text:tab/>possibilities: CHAR, SHRT, LONG)</text:p>
      <text:p text:style-name="P36"/>
      <text:p text:style-name="P36"/>
      <text:p text:style-name="P5">a) cmath:</text:p>
      <text:p text:style-name="Preformatted_20_Text"/>
      <text:p text:style-name="P25">-<text:span text:style-name="T335">&gt; #include &lt;cmath&gt;</text:span></text:p>
      <text:p text:style-name="Preformatted_20_Text"><text:span text:style-name="T67">-&gt; pow(val, pow)</text:span><text:span text:style-name="T333"> – raises to a given power</text:span></text:p>
      <text:p text:style-name="Preformatted_20_Text"><text:soft-page-break/><text:span text:style-name="T7">-</text:span><text:span text:style-name="T29">&gt; round(val)</text:span><text:span text:style-name="T335"> – rounds to t</text:span><text:span text:style-name="T310">he nearest int value</text:span></text:p>
      <text:p text:style-name="P19"><text:tab/><text:span text:style-name="T113">mean_val = round(mean_val * 100) / 100;</text:span></text:p>
      <text:p text:style-name="P32">-&gt; log2</text:p>
      <text:p text:style-name="P32">-&gt; sqrt</text:p>
      <text:p text:style-name="P32">-&gt; ceil</text:p>
      <text:p text:style-name="P25">-&gt; floor</text:p>
      <text:p text:style-name="P25">-&gt; sin</text:p>
      <text:p text:style-name="P25">-&gt; cos</text:p>
      <text:p text:style-name="P25">-&gt; tan</text:p>
      <text:p text:style-name="Preformatted_20_Text"><text:span text:style-name="T7">-&gt; abs</text:span><text:span text:style-name="T40">() </text:span><text:span text:style-name="T350">- return absolute value from expression</text:span></text:p>
      <text:p text:style-name="Preformatted_20_Text"><text:tab/><text:span text:style-name="T151">std::abs(a-b);</text:span></text:p>
      <text:p text:style-name="Preformatted_20_Text"/>
      <text:p text:style-name="P5">b) iostream:</text:p>
      <text:p text:style-name="P38"/>
      <text:p text:style-name="P28">-<text:span text:style-name="T330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90">– insert “\n”</text:span></text:p>
      <text:p text:style-name="Preformatted_20_Text"/>
      <text:p text:style-name="P11">c) iomanip:</text:p>
      <text:p text:style-name="P95"><text:span text:style-name="T7">-</text:span><text:span text:style-name="T24">&gt; </text:span><text:span text:style-name="T7">std::boolalpha</text:span> # will display true/false</text:p>
      <text:p text:style-name="P95"><text:span text:style-name="T7">-</text:span><text:span text:style-name="T24">&gt; </text:span><text:span text:style-name="T7">std::noboolalpha</text:span><text:span text:style-name="T3"> </text:span># will display 1/0</text:p>
      <text:p text:style-name="P37"/>
      <text:p text:style-name="Preformatted_20_Text"/>
      <text:p text:style-name="P5">c) cctype:</text:p>
      <text:p text:style-name="P5"/>
      <text:p text:style-name="P25">-<text:span text:style-name="T341">&gt; #include &lt;cctype&gt;</text:span></text:p>
      <text:p text:style-name="P31">-&gt; isalnum <text:span text:style-name="T233">- </text:span><text:span text:style-name="T256">c</text:span><text:span text:style-name="T281">hecks if character is alphanumeric</text:span></text:p>
      <text:p text:style-name="Preformatted_20_Text"><text:span text:style-name="T7">-&gt; isalpha </text:span><text:span text:style-name="T233">- </text:span><text:span text:style-name="T253">ch</text:span><text:span text:style-name="T284">ecks whether </text:span><text:span text:style-name="T312">c</text:span><text:span text:style-name="T284"> is an alphabetic letter</text:span></text:p>
      <text:p text:style-name="P47"><text:tab/>std::isalpha(str[i]))</text:p>
      <text:p text:style-name="P33">-&gt; isdigit –<text:span text:style-name="T233"> </text:span><text:span text:style-name="T242">checking if char is a digit, return bool</text:span></text:p>
      <text:p text:style-name="P25"><text:span text:style-name="T162">-&gt; islower –</text:span><text:span text:style-name="T277"> </text:span><text:span text:style-name="T285">checking if</text:span><text:span text:style-name="T240"> char is lowercase, return bool</text:span></text:p>
      <text:p text:style-name="P31">-&gt; ispunct <text:span text:style-name="T233">- </text:span><text:span text:style-name="T256">c</text:span><text:span text:style-name="T281">heck if character is a punctuation character</text:span></text:p>
      <text:p text:style-name="P65"><text:span text:style-name="T7">-&gt; isspace </text:span><text:span text:style-name="T233">-</text:span><text:span text:style-name="T7"> </text:span><text:span text:style-name="T240">checking if char is </text:span><text:span text:style-name="T273">a white-space</text:span><text:span text:style-name="T240">, return bool</text:span></text:p>
      <text:p text:style-name="P31">-&gt; isupper <text:span text:style-name="T233">- </text:span><text:span text:style-name="T256">c</text:span><text:span text:style-name="T277">heck</text:span><text:span text:style-name="T281">s</text:span><text:span text:style-name="T277"> if character is uppercase letter</text:span></text:p>
      <text:p text:style-name="P25">-&gt; tolower –<text:span text:style-name="T233"> </text:span><text:span text:style-name="T239">converts given char to lowercase</text:span></text:p>
      <text:p text:style-name="P25"><text:span text:style-name="T239"><text:tab/></text:span><text:span text:style-name="T120">std::tolower(‘A’)<text:tab/></text:span><text:span text:style-name="T239"><text:tab/><text:tab/><text:tab/><text:tab/><text:tab/><text:tab/><text:tab/># out: ‘a’</text:span></text:p>
      <text:p text:style-name="P69"><text:span text:style-name="T7">-&gt; toupper </text:span><text:span text:style-name="T233">- </text:span><text:span text:style-name="T239">converts given char to </text:span><text:span text:style-name="T270">uppercase</text:span></text:p>
      <text:p text:style-name="Preformatted_20_Text"/>
      <text:p text:style-name="P5">d) string:</text:p>
      <text:p text:style-name="Preformatted_20_Text"/>
      <text:p text:style-name="P25">-<text:span text:style-name="T348">&gt; #include &lt;string&gt;</text:span></text:p>
      <text:p text:style-name="Preformatted_20_Text"><text:span text:style-name="T7">-</text:span><text:span text:style-name="T48">&gt; std::string s1 {s2};</text:span><text:span text:style-name="T348"><text:tab/>- creating string s1 as a copy of s2</text:span></text:p>
      <text:p text:style-name="P76"><text:span text:style-name="T49">-</text:span><text:span text:style-name="T48">&gt; std::string s1 {s2, </text:span><text:span text:style-name="T49">3</text:span><text:span text:style-name="T48">}; </text:span><text:span text:style-name="T348">- </text:span><text:span text:style-name="T352">s1 = s2[0:3]</text:span></text:p>
      <text:p text:style-name="P21"><text:span text:style-name="T89">-</text:span><text:span text:style-name="T90">&gt; std::string s1 {s2, </text:span><text:span text:style-name="T91">1, 2</text:span><text:span text:style-name="T90">};</text:span><text:span text:style-name="T168"> - </text:span><text:span text:style-name="T167">s1 = s2[</text:span><text:span text:style-name="T169">1</text:span><text:span text:style-name="T167">:3]</text:span></text:p>
      <text:p text:style-name="Preformatted_20_Text"><text:span text:style-name="T7">-</text:span><text:span text:style-name="T48">&gt; std::string s1 = s2.substr(3, 2);</text:span><text:span text:style-name="T348"> - creating string as substring of s2</text:span></text:p>
      <text:p text:style-name="P73">-<text:span text:style-name="T7">&gt; at</text:span><text:span text:style-name="T41">() </text:span><text:span text:style-name="T252">- accesses the specified character with bounds checking </text:span></text:p>
      <text:p text:style-name="Preformatted_20_Text"><text:span text:style-name="T7">-&gt; front</text:span><text:span text:style-name="T41">() </text:span><text:span text:style-name="T252">- accesses the first character </text:span></text:p>
      <text:p text:style-name="Preformatted_20_Text"><text:span text:style-name="T7">-&gt; back() </text:span><text:span text:style-name="T316">- </text:span><text:span text:style-name="T232">accesses the </text:span><text:span text:style-name="T311">last</text:span><text:span text:style-name="T232"> character </text:span></text:p>
      <text:p text:style-name="P25">-&gt; empty<text:span text:style-name="T351">() </text:span><text:span text:style-name="T247">- check whether string is empty, return true or false</text:span></text:p>
      <text:p text:style-name="P25">-&gt; length/size<text:span text:style-name="T348">() </text:span><text:span text:style-name="T243">- return size of string</text:span></text:p>
      <text:p text:style-name="P30">-&gt; clear<text:span text:style-name="T349">()</text:span> –<text:span text:style-name="T243"> </text:span><text:span text:style-name="T245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244">- assign characters to a string</text:span></text:p>
      <text:p text:style-name="Preformatted_20_Text"><text:span text:style-name="T244"><text:tab/></text:span><text:span text:style-name="T123">s.assign(4, '=');<text:tab/></text:span><text:span text:style-name="T244"><text:tab/><text:tab/><text:tab/><text:tab/><text:tab/><text:tab/># out: “====”</text:span></text:p>
      <text:p text:style-name="Preformatted_20_Text"><text:span text:style-name="T244"><text:tab/></text:span><text:span text:style-name="T123">std::string const c("Exemplary");</text:span></text:p>
      <text:p text:style-name="Preformatted_20_Text"><text:span text:style-name="T244"><text:tab/></text:span><text:span text:style-name="T123">s.assign(c, 0, c.length()-1);<text:tab/></text:span><text:span text:style-name="T244"><text:tab/><text:tab/><text:tab/><text:tab/># out: "Exemplar"</text:span></text:p>
      <text:p text:style-name="Preformatted_20_Text"><text:span text:style-name="T7">-&gt; insert </text:span><text:span text:style-name="T233">- inserts characters</text:span></text:p>
      <text:p text:style-name="Preformatted_20_Text"><text:span text:style-name="T233"><text:tab/></text:span><text:span text:style-name="T114">s.insert(6, "a"s);</text:span></text:p>
      <text:p text:style-name="P29">-&gt; erase<text:span text:style-name="T166">(size_t pos = 0, size_t len = npos) </text:span><text:span text:style-name="T280">- </text:span><text:span text:style-name="T277">Erases part of the string, <text:tab/>reducing its length.</text:span></text:p>
      <text:p text:style-name="P29"><text:span text:style-name="T131"><text:tab/></text:span><text:span text:style-name="Source_20_Text"><text:span text:style-name="T131">str.erase (10,8);</text:span></text:span></text:p>
      <text:p text:style-name="P29"><text:span text:style-name="Source_20_Text"><text:span text:style-name="T131"><text:tab/>str.erase (str.begin()+5, str.end()-9);</text:span></text:span></text:p>
      <text:p text:style-name="Preformatted_20_Text"><text:span text:style-name="T7">-&gt; push_back –</text:span><text:span text:style-name="T233"> </text:span><text:span text:style-name="T248">append </text:span><text:span text:style-name="T271">character</text:span><text:span text:style-name="T248"> to </text:span><text:span text:style-name="T249">the end of</text:span><text:span text:style-name="T248"> string</text:span></text:p>
      <text:p text:style-name="Preformatted_20_Text"><text:span text:style-name="T7">-&gt; pop_back() </text:span><text:span text:style-name="T233">- removes the last character, </text:span><text:span text:style-name="T255">return none value</text:span><text:span text:style-name="T233"> </text:span></text:p>
      <text:p text:style-name="Preformatted_20_Text"><text:soft-page-break/><text:span text:style-name="T7">-&gt; append</text:span><text:span text:style-name="T43">(str) </text:span><text:span text:style-name="T251">-</text:span><text:span text:style-name="T301"> appends characters to the end</text:span></text:p>
      <text:p text:style-name="P48"><text:tab/>str.append("-inator ");</text:p>
      <text:p text:style-name="P25">-&gt; compare</text:p>
      <text:p text:style-name="P72"><text:span text:style-name="T7">-&gt; replace</text:span><text:span text:style-name="T45">(size_type pos, size_type count, const basic_string&amp; str)</text:span><text:span text:style-name="T7"> </text:span><text:span text:style-name="T233">- replaces <text:tab/>specified portion of a string</text:span></text:p>
      <text:p text:style-name="P54"><text:tab/>str.replace(10, 5, "red");</text:p>
      <text:p text:style-name="P63"><text:span text:style-name="T7">-&gt; substr</text:span><text:span text:style-name="T33">(</text:span><text:span text:style-name="T85">size_t pos = 0, size_t len = npos)</text:span><text:span text:style-name="T6"> </text:span>- <text:span text:style-name="T162">Returns a newly constructed <text:tab/></text:span><text:span text:style-name="Example"><text:span text:style-name="T162">string</text:span></text:span><text:span text:style-name="T162"> object with its value initialized to a copy of a substring of this <text:tab/>object. The substring is the portion of the object that starts at <text:tab/>character position </text:span><text:span text:style-name="Variable"><text:span text:style-name="T162">pos</text:span></text:span><text:span text:style-name="T162"> and spans </text:span><text:span text:style-name="Variable"><text:span text:style-name="T162">len</text:span></text:span><text:span text:style-name="T162"> characters (or until the end of the <text:tab/>string, whichever comes first).</text:span></text:p>
      <text:p text:style-name="P63"><text:span text:style-name="T146"><text:tab/></text:span><text:span text:style-name="Source_20_Text"><text:span text:style-name="T148">std::string str=</text:span></text:span><text:span text:style-name="User_20_Entry"><text:span text:style-name="T148">"We think in generalities, but we live in details."</text:span></text:span><text:span text:style-name="Source_20_Text"><text:span text:style-name="T148">;</text:span></text:span></text:p>
      <text:p text:style-name="P63"><text:span text:style-name="Source_20_Text"><text:span text:style-name="T148"><text:tab/>std::string str2 = str.substr (3,5); <text:s text:c="4"/><text:tab/><text:tab/><text:tab/></text:span></text:span><text:span text:style-name="Source_20_Text"><text:span text:style-name="T305"># out:</text:span></text:span><text:span text:style-name="Citation"><text:span text:style-name="T306"> "think"</text:span></text:span></text:p>
      <text:p text:style-name="P63"><text:span text:style-name="T7">-&gt; find</text:span><text:span text:style-name="T33">(substr)</text:span><text:span text:style-name="T7"> </text:span>- <text:span text:style-name="T162">Searches the string for the first occurrence of the sequence <text:tab/>specified by </text:span><text:span text:style-name="T164">i</text:span><text:span text:style-name="T162">ts arguments, </text:span><text:span text:style-name="T165">return size_t or std::string::npos</text:span></text:p>
      <text:p text:style-name="P63"><text:span text:style-name="T165"><text:tab/></text:span><text:span text:style-name="Source_20_Text"><text:span text:style-name="T147">std::size_t found = str.find(str2);</text:span></text:span></text:p>
      <text:p text:style-name="P63"><text:span text:style-name="T7">-</text:span><text:span text:style-name="T44">&gt; find_last_of() </text:span><text:span text:style-name="T254">- finds the last character equal to one of characters in the <text:tab/>given character sequence</text:span><text:span text:style-name="T264">.</text:span></text:p>
      <text:p text:style-name="P49"><text:tab/>link.find_last_of("/");</text:p>
      <text:p text:style-name="P63"><text:span text:style-name="T7">-&gt; rfind </text:span><text:span text:style-name="T277">- </text:span><text:span text:style-name="T268">f</text:span><text:span text:style-name="T277">ind last occurrence of content in string.</text:span></text:p>
      <text:p text:style-name="P64"><text:span text:style-name="T7">-&gt; std::string::npos </text:span><text:span text:style-name="T233">- </text:span><text:span text:style-name="T269">m</text:span><text:span text:style-name="T277">aximum value for size_t.</text:span></text:p>
      <text:p text:style-name="P25">-&gt; stoi –<text:span text:style-name="T233"> </text:span><text:span text:style-name="T246">converts string to integer</text:span></text:p>
      <text:p text:style-name="P25"><text:span text:style-name="T124"><text:tab/>std::stoi(“123”);<text:tab/></text:span><text:span text:style-name="T246"><text:tab/><text:tab/><text:tab/><text:tab/><text:tab/><text:tab/># out: 123</text:span></text:p>
      <text:p text:style-name="P25">-&gt; stol</text:p>
      <text:p text:style-name="P75"><text:span text:style-name="T7">-&gt; stof –</text:span><text:span text:style-name="T233"> </text:span><text:span text:style-name="T246">converts string to </text:span><text:span text:style-name="T272">float</text:span></text:p>
      <text:p text:style-name="P25">-&gt; stod</text:p>
      <text:p text:style-name="Preformatted_20_Text"><text:span text:style-name="T7">-&gt; to_string </text:span><text:span text:style-name="T233">- converts an integral or floating point value to </text:span><text:span text:style-name="Source_20_Text"><text:span text:style-name="T233">string</text:span></text:span></text:p>
      <text:p text:style-name="Preformatted_20_Text"><text:span text:style-name="Source_20_Text"><text:span text:style-name="T233"><text:tab/></text:span></text:span><text:span text:style-name="Source_20_Text"><text:span text:style-name="T122">std::to_string(15);</text:span></text:span></text:p>
      <text:p text:style-name="P13"><text:span text:style-name="T7">-&gt; getline</text:span><text:span text:style-name="T86">(std::cin, name, [delimiter]) </text:span><text:span text:style-name="T170">- Get line from stream into string</text:span></text:p>
      <text:p text:style-name="P53"><text:span text:style-name="T170"><text:tab/></text:span><text:span text:style-name="T171">std::</text:span><text:span text:style-name="T172">getline(cin, s1)</text:span></text:p>
      <text:p text:style-name="P55"/>
      <text:p text:style-name="P5">e) iterator:</text:p>
      <text:p text:style-name="Preformatted_20_Text"/>
      <text:p text:style-name="Preformatted_20_Text"><text:span text:style-name="T7">-</text:span><text:span text:style-name="T30">&gt;</text:span><text:span text:style-name="T7"> begin/rbegin</text:span> – <text:span text:style-name="T337">iterator pointing at the first element or first reversed</text:span></text:p>
      <text:p text:style-name="P61"><text:span text:style-name="T7">-</text:span><text:span text:style-name="T30">&gt;</text:span><text:span text:style-name="T7"> end/rend</text:span><text:span text:style-name="T112"> </text:span>- <text:span text:style-name="T337">iterator pointing at the </text:span><text:span text:style-name="T158">last</text:span><text:span text:style-name="T337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343">returns an iterator </text:span>which can be used to add elements to the <text:tab/>end of the container</text:p>
      <text:p text:style-name="P19"><text:tab/><text:span text:style-name="T113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342"> - </text:span>checks if a predicate <text:tab/>is true for any of the elements in a range </text:p>
      <text:p text:style-name="P39"><text:span text:style-name="T187"><text:tab/></text:span><text:span text:style-name="T186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34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39"><text:tab/>std::copy(from_vector.begin(), from_vector.end(), <text:tab/><text:tab/><text:tab/><text:tab/><text:tab/><text:tab/>std::back_inserter(to_vector));</text:p>
      <text:p text:style-name="P58"><text:span text:style-name="T7">-</text:span><text:span text:style-name="T26">&gt;</text:span><text:span text:style-name="T7"> </text:span><text:span text:style-name="T26">count(InputIt first, InputIt last, const T &amp;value)</text:span><text:span text:style-name="T332"> - </text:span>Returns the number of <text:span text:style-name="T326"><text:tab/>elements in the range </text:span><text:span text:style-name="Source_20_Text"><text:span text:style-name="T326">[first, last) </text:span></text:span><text:span text:style-name="T326">satisfying <text:tab/>specific criteria.</text:span></text:p>
      <text:p text:style-name="P2"><text:tab/><text:span text:style-name="T113">total += std::count(t.begin(), t.end(), 1)</text:span></text:p>
      <text:p text:style-name="P62"><text:span text:style-name="T50">-</text:span><text:span text:style-name="T58">&gt; includes(</text:span><text:span text:style-name="T35">InputIt1 first1, InputIt1 last1, </text:span><text:span text:style-name="T7">InputIt2 first2, InputIt2 last2</text:span><text:span text:style-name="T35">) </text:span><text:span text:style-name="T227">- <text:tab/>Returns true if the sorted range </text:span><text:span text:style-name="Source_20_Text"><text:span text:style-name="T227">[first2, last2)</text:span></text:span><text:span text:style-name="T227"> is a subsequence of the <text:tab/>sorted range </text:span><text:span text:style-name="Source_20_Text"><text:span text:style-name="T227">[first1, last1)</text:span></text:span><text:span text:style-name="T227">.</text:span></text:p>
      <text:p text:style-name="P46"><text:tab/>std::includes(arr2.begin(), arr2.end(), arr1.begin(), arr1.end());</text:p>
      <text:p text:style-name="P66"><text:span text:style-name="T50">-</text:span><text:span text:style-name="T59">&gt; find</text:span><text:span text:style-name="T60">(InputIt first, InputIt last, const T &amp;value) –</text:span><text:span text:style-name="T262"> </text:span><text:span text:style-name="T263">returns i</text:span><text:span text:style-name="T241">terator to the <text:tab/>first element satisfying the condition or </text:span><text:span text:style-name="Source_20_Text"><text:span text:style-name="T241">last</text:span></text:span><text:span text:style-name="T241"> if no such element is <text:tab/>found. </text:span></text:p>
      <text:p text:style-name="P66"><text:span text:style-name="T241"><text:tab/></text:span><text:span text:style-name="T121">auto result1 = std::find(std::begin(v), std::end(v), n1);</text:span></text:p>
      <text:p text:style-name="P74"><text:soft-page-break/><text:span text:style-name="T50">-</text:span><text:span text:style-name="T63">&gt; for_each(InputIt first, InputIt last, UnaryFunction f) </text:span><text:span text:style-name="T265">- applies a function <text:tab/>to a range of elements.</text:span></text:p>
      <text:p text:style-name="P20"><text:span text:style-name="T228"><text:tab/></text:span><text:span text:style-name="T126">std::for_each(str1.begin(), str1.end(),[](char&amp; c)</text:span><text:span text:style-name="T113">{c= std::tolower(c);});</text:span></text:p>
      <text:p text:style-name="P67"><text:span text:style-name="T50">-</text:span><text:span text:style-name="T53">&gt; </text:span><text:span text:style-name="T92">max_element</text:span><text:span text:style-name="T53">(</text:span><text:span text:style-name="T60">InputIt first, InputIt last</text:span><text:span text:style-name="T53">) –</text:span><text:span text:style-name="T260"> </text:span><text:span text:style-name="T292">returns an iterator to max element <text:tab/>in a container</text:span></text:p>
      <text:p text:style-name="P67"><text:span text:style-name="T260"><text:tab/></text:span><text:span text:style-name="T129">auto it = </text:span><text:span text:style-name="T128">std::</text:span><text:span text:style-name="T142">max_element</text:span><text:span text:style-name="T128">(arr.begin(), arr.end());</text:span></text:p>
      <text:p text:style-name="P70"><text:span text:style-name="T50">-</text:span><text:span text:style-name="T62">&gt; remove(</text:span><text:span text:style-name="T42">ForwardIt first, ForwardIt last, const T&amp; value) </text:span><text:span text:style-name="T250">- Removes all <text:tab/>elements satisfying specific criteria from the range </text:span><text:span text:style-name="Source_20_Text"><text:span text:style-name="T250">[first, last)</text:span></text:span><text:span text:style-name="T250"> and <text:tab/>returns a past-the-end iterator for the new end of the range.</text:span></text:p>
      <text:p text:style-name="P71"><text:span text:style-name="T250"><text:tab/></text:span><text:span text:style-name="T318">Example of </text:span><text:span text:style-name="T319">erase-remove idiom !!!</text:span></text:p>
      <text:p text:style-name="P84"><text:span text:style-name="T317"><text:tab/></text:span><text:span text:style-name="T125">str1.erase(std::remove(str1.begin(), str1.end(), ' '), </text:span><text:span text:style-name="T114">str1.end());</text:span></text:p>
      <text:p text:style-name="P60"><text:span text:style-name="T7">-</text:span><text:span text:style-name="T28">&gt; reverse(</text:span><text:span text:style-name="T26">InputIt first, InputIt last</text:span><text:span text:style-name="T28">) –</text:span><text:span text:style-name="T237"> returns a reversed container</text:span></text:p>
      <text:p text:style-name="P60"><text:span text:style-name="T237"><text:tab/></text:span><text:span text:style-name="T119">std::reverse(arr.begin(), arr.end());</text:span></text:p>
      <text:p text:style-name="P62"><text:span text:style-name="T53">-&gt; </text:span><text:span text:style-name="T54">rotate(</text:span><text:span text:style-name="T32">ForwardIt first, ForwardIt n_first, ForwardIt last)</text:span><text:span text:style-name="T238"> – performs a left </text:span><text:span text:style-name="T300"><text:tab/>rotation on a range of elements</text:span></text:p>
      <text:p text:style-name="P62"><text:span text:style-name="T300"><text:tab/></text:span><text:span text:style-name="T144">std::rotate(arr.begin(), arr.begin() + </text:span><text:span text:style-name="T143">3</text:span><text:span text:style-name="T144">, arr.end());</text:span></text:p>
      <text:p text:style-name="Preformatted_20_Text"><text:span text:style-name="T50">-</text:span><text:span text:style-name="T61">&gt; set_intersection(InputIt1 first1, InputIt1 last1, InputIt2 first2, InputIt2 <text:tab/>last2,</text:span><text:span text:style-name="T93"> OutputIt d_first</text:span><text:span text:style-name="T94">) </text:span><text:span text:style-name="T293">- computes the intersection of two sorted <text:tab/>containers</text:span></text:p>
      <text:p text:style-name="P50"><text:tab/>std::set_intersection(v1.begin(), v1.end(),</text:p>
      <text:p text:style-name="P39"><text:s text:c="26"/>v2.begin(), v2.end(),</text:p>
      <text:p text:style-name="P81"><text:s text:c="26"/>std::back_inserter(v_intersection));</text:p>
      <text:p text:style-name="P80"><text:span text:style-name="T50">-</text:span><text:span text:style-name="T58">&gt; sort((RandomIt first, RandomIt last, Compare comp) </text:span><text:span text:style-name="T261">- Sorts the elements in <text:tab/>the range </text:span><text:span text:style-name="Source_20_Text"><text:span text:style-name="T261">[first, last)</text:span></text:span><text:span text:style-name="T261"> in non-descending order. The order of equal <text:tab/>elements is not guaranteed to be preserved. A sequence is sorted with <text:tab/>respect to a comparator </text:span><text:span text:style-name="Source_20_Text"><text:span text:style-name="T261">comp</text:span></text:span><text:span text:style-name="Source_20_Text"><text:span text:style-name="T105">.</text:span></text:span></text:p>
      <text:p text:style-name="Preformatted_20_Text"><text:span text:style-name="Source_20_Text"><text:span text:style-name="T105"><text:tab/></text:span></text:span><text:span text:style-name="Source_20_Text"><text:span text:style-name="T127">std::sort(s.begin(), s.end(), [](int a, int b) {</text:span></text:span><text:span text:style-name="T111">return a &gt; b;});</text:span></text:p>
      <text:p text:style-name="Preformatted_20_Text"><text:span text:style-name="Source_20_Text"><text:span text:style-name="T105"/></text:span></text:p>
      <text:p text:style-name="Preformatted_20_Text"><text:span text:style-name="T50">-</text:span><text:span text:style-name="T55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39">S</text:span><text:span text:style-name="Source_20_Text">td::transform</text:span> <text:span text:style-name="T221">does not guarantee</text:span> in-<text:span text:style-name="T309"><text:tab/>order application of </text:span><text:span text:style-name="Source_20_Text"><text:span text:style-name="T309">unary_op</text:span></text:span><text:span text:style-name="T309"> or </text:span><text:span text:style-name="Source_20_Text"><text:span text:style-name="T309">binary_op</text:span></text:span><text:span text:style-name="T309">. </text:span></text:p>
      <text:p text:style-name="P119"><text:tab/>std::transform(arr.begin(), arr.end(), std::back_inserter(v_str),</text:p>
      <text:p text:style-name="P119"><text:tab/><text:tab/>[](int num) -&gt; std::string {return std::to_string(num);});</text:p>
      <text:p text:style-name="P93"><text:span text:style-name="T50">-</text:span><text:span text:style-name="T64">&gt; unique(ForwardIt first, ForwardIt last) </text:span><text:span text:style-name="T266">- </text:span>removes consecutive duplicate <text:span text:style-name="T154"><text:tab/>elements in a range </text:span></text:p>
      <text:p text:style-name="P93"><text:tab/><text:span text:style-name="T318">Example of </text:span><text:span text:style-name="T319">erase-remove idiom !!!</text:span></text:p>
      <text:p text:style-name="P93"><text:span text:style-name="T259"><text:tab/></text:span><text:span text:style-name="T111">v.erase(std::unique(v.begin(), v.end()), v.end());</text:span></text:p>
      <text:p text:style-name="P19"/>
      <text:p text:style-name="P19"/>
      <text:p text:style-name="P19">-&gt; sort </text:p>
      <text:p text:style-name="P59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25">-<text:span text:style-name="T323">&gt; #include &lt;vector&gt;</text:span></text:p>
      <text:p text:style-name="P27">-<text:span text:style-name="T324">&gt; std::vector&lt;int&gt; v {10, 0}; </text:span><text:span text:style-name="T234">- l</text:span><text:span text:style-name="T267">ist</text:span><text:span text:style-name="T234"> initialization, out: 2 elements {10, 0}</text:span></text:p>
      <text:p text:style-name="P35"><text:span text:style-name="T7">-</text:span><text:span text:style-name="T22">&gt; std::vector&lt;int&gt; v (10, 0); </text:span><text:span text:style-name="T234">- constructor initialization, out: 10 elements <text:tab/>initialized to 0</text:span></text:p>
      <text:p text:style-name="P112"><text:span text:style-name="T69">-</text:span><text:span text:style-name="T70">&gt; v</text:span><text:span text:style-name="T69">.at(element_index)</text:span><text:span text:style-name="T4"> -</text:span><text:span text:style-name="T163"> method to access a vector element</text:span></text:p>
      <text:p text:style-name="P112"><text:span text:style-name="T69">-</text:span><text:span text:style-name="T70">&gt; v</text:span><text:span text:style-name="T69">.front()</text:span><text:span text:style-name="T191"> -</text:span><text:span text:style-name="T302"> </text:span><text:span text:style-name="T303">r</text:span><text:span text:style-name="T302">eference to the first element in the vector</text:span></text:p>
      <text:p text:style-name="P112"><text:span text:style-name="T69">-</text:span><text:span text:style-name="T70">&gt; v</text:span><text:span text:style-name="T69">.b</text:span><text:span text:style-name="T71">ack</text:span><text:span text:style-name="T69">()</text:span><text:span text:style-name="T192"> </text:span><text:span text:style-name="T191">-</text:span><text:span text:style-name="T302"> </text:span><text:span text:style-name="T303">r</text:span><text:span text:style-name="T302">eference to the l</text:span><text:span text:style-name="T304">ast</text:span><text:span text:style-name="T302"> element in the vector</text:span></text:p>
      <text:p text:style-name="P113"><text:span text:style-name="T307">-</text:span><text:span text:style-name="T72">&gt; </text:span><text:span text:style-name="T69">v.size()</text:span><text:span text:style-name="T4"> </text:span><text:span text:style-name="T278">- return length of the vector as size_type</text:span></text:p>
      <text:p text:style-name="P92"><text:span text:style-name="T7">-</text:span><text:span text:style-name="T23">&gt; </text:span><text:span text:style-name="T7">v.empty()</text:span><text:span text:style-name="T3"> -</text:span><text:span text:style-name="T233"> </text:span><text:span text:style-name="T235">c</text:span><text:span text:style-name="T233">hecks if the container has no elements</text:span></text:p>
      <text:p text:style-name="P92"><text:span text:style-name="T7">-</text:span><text:span text:style-name="T23">&gt; </text:span><text:span text:style-name="T7">v.push_back(element)</text:span><text:span text:style-name="T233"> - add a new element to the end of the list</text:span></text:p>
      <text:p text:style-name="P92"><text:span text:style-name="T7">-</text:span><text:span text:style-name="T23">&gt; </text:span><text:span text:style-name="T7">v.pop_back() -</text:span><text:span text:style-name="T233"> </text:span><text:span text:style-name="T236">r</text:span><text:span text:style-name="T233">emoves the last element in the vector, effectively <text:tab/>reducing <text:tab/>the container size by one</text:span></text:p>
      <text:p text:style-name="P117"><text:span text:style-name="T6">-</text:span><text:span text:style-name="T102">&gt; </text:span><text:span text:style-name="T6">v.clear()</text:span><text:span text:style-name="T233"> - erase all elements from the container.</text:span></text:p>
      <text:p text:style-name="P99"/>
      <text:p text:style-name="P99"/>
      <text:p text:style-name="P110">h) map</text:p>
      <text:p text:style-name="P100"><text:soft-page-break/></text:p>
      <text:p text:style-name="P100"/>
      <text:p text:style-name="P103">-&gt; #include &lt;map&gt;</text:p>
      <text:p text:style-name="P114"><text:span text:style-name="T295">-&gt; </text:span><text:span text:style-name="T294">std::map&lt;char, int&gt; </text:span><text:span text:style-name="T295">m </text:span><text:span text:style-name="T294">{}; - </text:span><text:span text:style-name="T295">initialization</text:span></text:p>
      <text:p text:style-name="P107"><text:span text:style-name="T222">-</text:span><text:span text:style-name="T224">&gt; find() - return it to the element, if not found returns m.end() iterator</text:span></text:p>
      <text:p text:style-name="P104"><text:tab/>auto it = m.find(‘l’);</text:p>
      <text:p text:style-name="P115"><text:span text:style-name="T296"><text:tab/></text:span><text:span text:style-name="T297">it.first = ‘l’;</text:span></text:p>
      <text:p text:style-name="P105"><text:tab/>it.second = 1;</text:p>
      <text:p text:style-name="P104"/>
      <text:p text:style-name="P104"/>
      <text:p text:style-name="P108"><text:span text:style-name="T336">i</text:span>) set</text:p>
      <text:p text:style-name="P106"/>
      <text:p text:style-name="P120">-&gt; #include &lt;set&gt;</text:p>
      <text:p text:style-name="P109"><text:span text:style-name="T104">-&gt; </text:span><text:span text:style-name="T103">std::set&lt;char&gt; s;</text:span><text:span text:style-name="T222"> - </text:span><text:span text:style-name="T225">set initialization</text:span></text:p>
      <text:p text:style-name="P116"><text:span text:style-name="T99">-</text:span><text:span text:style-name="T97">&gt; size()</text:span><text:span text:style-name="T100"> </text:span><text:span text:style-name="T299">- returns number of elements;</text:span></text:p>
      <text:p text:style-name="P116"><text:span text:style-name="T298">-</text:span><text:span text:style-name="T96">&gt; insert()</text:span><text:span text:style-name="T298"> - </text:span><text:span text:style-name="T299">insert</text:span><text:span text:style-name="T298"> element to set</text:span></text:p>
      <text:p text:style-name="P97"><text:span text:style-name="T56">-</text:span><text:span text:style-name="T57">&gt; count()</text:span><text:span text:style-name="T231"> - </text:span><text:span text:style-name="T226">returns the number of elements matching specific key </text:span></text:p>
      <text:p text:style-name="P101"/>
      <text:p text:style-name="P111"><text:span text:style-name="T347">j</text:span>) numeric</text:p>
      <text:p text:style-name="P102"/>
      <text:p text:style-name="P121"><text:span text:style-name="T345">-&gt; #include &lt;</text:span><text:span text:style-name="T346">numeric&gt;</text:span></text:p>
      <text:p text:style-name="P68"><text:span text:style-name="T95">-</text:span><text:span text:style-name="T98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2"><text:tab/>int product = std::accumulate(v.begin(), v.end(), 1, <text:tab/><text:tab/><text:tab/><text:tab/><text:tab/><text:tab/>std::multiplies&lt;int&gt;());</text:p>
      <text:p text:style-name="P52"/>
      <text:p text:style-name="P78"/>
      <text:p text:style-name="P79">Page 2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4:52:42.168623516</dc:date>
    <meta:editing-duration>PT13H10M55S</meta:editing-duration>
    <meta:editing-cycles>112</meta:editing-cycles>
    <meta:generator>LibreOffice/6.4.3.2$Linux_X86_64 LibreOffice_project/40$Build-2</meta:generator>
    <meta:document-statistic meta:table-count="0" meta:image-count="0" meta:object-count="0" meta:page-count="6" meta:paragraph-count="262" meta:word-count="1970" meta:character-count="12676" meta:non-whitespace-character-count="10615"/>
  </office:meta>
</office:document-meta>
</file>